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124b" officeooo:paragraph-rsid="0009124b"/>
    </style:style>
    <style:style style:name="P2" style:family="paragraph" style:parent-style-name="Standard">
      <style:text-properties officeooo:paragraph-rsid="00099a04"/>
    </style:style>
    <style:style style:name="P3" style:family="paragraph" style:parent-style-name="Standard">
      <style:text-properties officeooo:paragraph-rsid="000ce90e"/>
    </style:style>
    <style:style style:name="P4" style:family="paragraph" style:parent-style-name="Standard">
      <style:text-properties officeooo:rsid="000d4c0b" officeooo:paragraph-rsid="000d4c0b"/>
    </style:style>
    <style:style style:name="P5" style:family="paragraph" style:parent-style-name="Standard">
      <style:text-properties officeooo:rsid="000e0238" officeooo:paragraph-rsid="000e0238"/>
    </style:style>
    <style:style style:name="P6" style:family="paragraph" style:parent-style-name="Standard">
      <style:text-properties officeooo:rsid="000f669c" officeooo:paragraph-rsid="000f669c"/>
    </style:style>
    <style:style style:name="T1" style:family="text">
      <style:text-properties officeooo:rsid="0009124b"/>
    </style:style>
    <style:style style:name="T2" style:family="text">
      <style:text-properties officeooo:rsid="00099a04"/>
    </style:style>
    <style:style style:name="T3" style:family="text">
      <style:text-properties officeooo:rsid="0009f155"/>
    </style:style>
    <style:style style:name="T4" style:family="text">
      <style:text-properties officeooo:rsid="000b5a97"/>
    </style:style>
    <style:style style:name="T5" style:family="text">
      <style:text-properties officeooo:rsid="000ce90e"/>
    </style:style>
    <style:style style:name="T6" style:family="text">
      <style:text-properties officeooo:rsid="000d4c0b"/>
    </style:style>
    <style:style style:name="T7" style:family="text">
      <style:text-properties officeooo:rsid="000e0238"/>
    </style:style>
    <style:style style:name="T8" style:family="text">
      <style:text-properties officeooo:rsid="000f66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evolução das aplicações <text:span text:style-name="T6">e as </text:span></text:p>
      <text:p text:style-name="P1"/>
      <text:p text:style-name="P2"><text:span text:style-name="T1">Foi na década de 90 que a internet se popularizou pelo mundo todo, e desde então os sites e as aplicações tem evoluído de maneira exponencial. No principio os sites eram apenas estáticos, isso significa que um site poderiam apresentar um material na tela do usuário, porém este não poderia interagir (como criar cadastros e perfis, realizar compras </text:span><text:span text:style-name="T2">ou</text:span><text:span text:style-name="T1"> solicitar serviços, </text:span><text:span text:style-name="T2">etc</text:span><text:span text:style-name="T1">). </text:span><text:span text:style-name="T2">Este período com estes sites estático ficou conhecida como WEB 1.0. </text:span></text:p>
      <text:p text:style-name="P2"/>
      <text:p text:style-name="P2"><text:span text:style-name="T2">Em 2004 foi apresentado um novo conceito,a WEB 2.0, que tratava a web como uma plataforma, onde era possível interagir com os sites e eles podiam retornar um conteúdo atualizado específico para cada usuário. </text:span><text:span text:style-name="T3">Na década de 2010 houve a popularização dos smartphones, e de repente era possível acessar os sites de qualquer lugar a partir de seus celulares. Neste período também se popularizaram os aplicativos móveis (apps). </text:span><text:span text:style-name="T4">Estas aplicações aumentaram ainda mais a interação dos usuários através da internet, conectando não apenas os celulares (smartphones), como TV (smart TV), relógios (smartwacht) e muitos outros aparelhos eletrônicos. </text:span></text:p>
      <text:p text:style-name="P6">11 </text:p>
      <text:p text:style-name="P3"><text:span text:style-name="T5">Agora na década de 2020 estamos na transição da WEB 2.0 para a WEB 3.0, que até o dado momento vem prometendo ser descentralizada, aumentar a privacidade e criar experiencias virtuais realísticas com uso de tecnologia como realidade aumentada. Porém até o dado momento ainda é difícil ter uma definição mais precisa, pois grande parte da WEB 3.0 ainda está por ser desenvolvida. </text:span></text:p>
      <text:p text:style-name="P3"/>
      <text:p text:style-name="P4">Durante esses poucos anos de história da web e das aplicações ligada a elas ocorreram grandes transformações, e as empresas que melhor se adaptaram a essas transformações foram as que tiveram <text:s/>sucesso nas últimas décadas. Enquanto que durante a faze da WEB 1.0 as empresas conseguiam apenas criar sites estáticos, com uma logo, uma descrição da empresa, um catálogo e um e-mail para contato, <text:span text:style-name="T7">podendo ser comparado quase a um panfleto ou catálogo digital. Porém com o advento a WEB 2.0, com a possibilidade de criar cadastros, coletar informações e até realizar pagamento on-line tudo mudou. Os sites de vendas começaram a criar listas de desejos, as redes sociais começaram a coletar dados do usuários parar direcionar os conteúdos e as propagandas. Muitas empresas abriram espaços em suas lojas virtuais para terceiros venderem seus produtos (lugares conhecidos como market places). </text:span></text:p>
      <text:p text:style-name="P6">26</text:p>
      <text:p text:style-name="P6"/>
      <text:p text:style-name="P5">Essas inovações melhoram muito a vida das pessoas, pois agora não se precisava mais ir para uma loja comprar um produto, basta se conectar a internet acessar o site sem sair de casa. <text:span text:style-name="T8">Para as empresas também ficou muito mais fácil se conectar com seus clientes</text:span></text:p>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2:49:16.085069800</meta:creation-date>
    <dc:date>2022-02-21T18:09:52.970714310</dc:date>
    <meta:editing-duration>PT55M41S</meta:editing-duration>
    <meta:editing-cycles>1</meta:editing-cycles>
    <meta:document-statistic meta:table-count="0" meta:image-count="0" meta:object-count="0" meta:page-count="1" meta:paragraph-count="8" meta:word-count="427" meta:character-count="2642" meta:non-whitespace-character-count="2216"/>
    <meta:generator>LibreOffice/6.4.7.2$Linux_X86_64 LibreOffice_project/40$Build-2</meta:generator>
  </office:meta>
</office:document-meta>
</file>